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b25c" officeooo:paragraph-rsid="00253674"/>
    </style:style>
    <style:style style:name="P2" style:family="paragraph" style:parent-style-name="Standard">
      <style:paragraph-properties fo:margin-left="1.251cm" fo:margin-right="0cm" fo:text-indent="0cm" style:auto-text-indent="false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4dbe9c" officeooo:paragraph-rsid="004dbe9c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paragraph-rsid="005857e7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5857e7" officeooo:paragraph-rsid="005857e7"/>
    </style:style>
    <style:style style:name="P6" style:family="paragraph" style:parent-style-name="Heading_20_2">
      <style:text-properties officeooo:rsid="001ab0fe"/>
    </style:style>
    <style:style style:name="P7" style:family="paragraph" style:parent-style-name="Heading_20_1">
      <style:text-properties officeooo:paragraph-rsid="00243c04"/>
    </style:style>
    <style:style style:name="P8" style:family="paragraph" style:parent-style-name="Standard">
      <style:paragraph-properties fo:margin-left="1.251cm" fo:margin-right="0cm" fo:text-indent="0cm" style:auto-text-indent="false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0bb162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6152e4" officeooo:paragraph-rsid="006152e4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6152e4" officeooo:paragraph-rsid="0066c819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paragraph-rsid="006a2ad0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6e3bbc" officeooo:paragraph-rsid="006e3bbc"/>
    </style:style>
    <style:style style:name="T1" style:family="text">
      <style:text-properties officeooo:rsid="0008b25c"/>
    </style:style>
    <style:style style:name="T2" style:family="text">
      <style:text-properties officeooo:rsid="000d91ce"/>
    </style:style>
    <style:style style:name="T3" style:family="text">
      <style:text-properties officeooo:rsid="001b8ccb"/>
    </style:style>
    <style:style style:name="T4" style:family="text">
      <style:text-properties officeooo:rsid="001d38f5"/>
    </style:style>
    <style:style style:name="T5" style:family="text">
      <style:text-properties officeooo:rsid="001ea7af"/>
    </style:style>
    <style:style style:name="T6" style:family="text">
      <style:text-properties officeooo:rsid="001fe3ab"/>
    </style:style>
    <style:style style:name="T7" style:family="text">
      <style:text-properties officeooo:rsid="0021e03e"/>
    </style:style>
    <style:style style:name="T8" style:family="text">
      <style:text-properties officeooo:rsid="002a1e7f"/>
    </style:style>
    <style:style style:name="T9" style:family="text">
      <style:text-properties officeooo:rsid="002a6df9"/>
    </style:style>
    <style:style style:name="T10" style:family="text">
      <style:text-properties officeooo:rsid="003990fd"/>
    </style:style>
    <style:style style:name="T11" style:family="text">
      <style:text-properties officeooo:rsid="003a34bb"/>
    </style:style>
    <style:style style:name="T12" style:family="text">
      <style:text-properties officeooo:rsid="003c6161"/>
    </style:style>
    <style:style style:name="T13" style:family="text">
      <style:text-properties officeooo:rsid="003e555f"/>
    </style:style>
    <style:style style:name="T14" style:family="text">
      <style:text-properties officeooo:rsid="004dbe9c"/>
    </style:style>
    <style:style style:name="T15" style:family="text">
      <style:text-properties officeooo:rsid="005bdc38"/>
    </style:style>
    <style:style style:name="T16" style:family="text">
      <style:text-properties officeooo:rsid="005c5703"/>
    </style:style>
    <style:style style:name="T17" style:family="text">
      <style:text-properties officeooo:rsid="005e2547"/>
    </style:style>
    <style:style style:name="T18" style:family="text">
      <style:text-properties officeooo:rsid="00653391"/>
    </style:style>
    <style:style style:name="T19" style:family="text">
      <style:text-properties officeooo:rsid="0066c819"/>
    </style:style>
    <style:style style:name="T20" style:family="text">
      <style:text-properties officeooo:rsid="006a2ad0"/>
    </style:style>
    <style:style style:name="T21" style:family="text">
      <style:text-properties officeooo:rsid="006b77ca"/>
    </style:style>
    <style:style style:name="T22" style:family="text">
      <style:text-properties officeooo:rsid="006d9aea"/>
    </style:style>
    <style:style style:name="T23" style:family="text">
      <style:text-properties officeooo:rsid="006eca88"/>
    </style:style>
    <style:style style:name="T24" style:family="text">
      <style:text-properties officeooo:rsid="006f3c2a"/>
    </style:style>
    <style:style style:name="T25" style:family="text">
      <style:text-properties officeooo:rsid="0070c0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Proposal for a C++ module to facilitate Distributed Computing of Parallelisable Tasks</text:h>
      <text:p text:style-name="P1">Ashley Flynn – Academy of Interactive Entertainment – 2018</text:p>
      <text:p text:style-name="Standard">INFT567 - Complex System Project Brief<text:span text:style-name="T1"><text:line-break/></text:span></text:p>
      <text:h text:style-name="P6" text:outline-level="2">Overview</text:h>
      <text:p text:style-name="P4"><text:line-break/>A distributed system is a model in which networked computers communicate and coordinate their actions in order to achieve a common goal.<text:line-break/></text:p>
      <text:p text:style-name="P5">This has many practical applications in the games industry such as providing a single seamless <text:span text:style-name="T15">MMO </text:span>world managed by multiple servers, render farms generating 3D graphic assets or <text:span text:style-name="T17">processing </text:span>large scale neural networks for advanced machine learning, <text:span text:style-name="T16">and so on.</text:span></text:p>
      <text:p text:style-name="P4"><text:line-break/>The proposed module will <text:span text:style-name="T6">be a .DLL and .LIB, along with header files, which will </text:span>facilitate the <text:span text:style-name="T5">d</text:span>istributed <text:span text:style-name="T5">c</text:span>omputing of <text:span text:style-name="T5">p</text:span>arallelisable <text:span text:style-name="T5">t</text:span>asks. The module will allow a<text:span text:style-name="T5">ny parallelisable</text:span> task to be broken down into discreet work packages which can then be shared among multiple computers on a network <text:span text:style-name="T10">(known as nodes)</text:span>.<text:line-break/></text:p>
      <text:p text:style-name="P2">The module will <text:span text:style-name="T12">be able to operate</text:span> as either a host or client <text:span text:style-name="T11">node</text:span>, with a single host managing the distribution o<text:span text:style-name="T8">f </text:span>work packages <text:span text:style-name="T3">to clients. The host will </text:span>collat<text:span text:style-name="T13">e</text:span> the data <text:span text:style-name="T3">resulting from the completed work, which can then be used by a program using the module</text:span>.</text:p>
      <text:p text:style-name="P2"><text:line-break/>A host will <text:span text:style-name="T9">optionally </text:span>act as <text:span text:style-name="T7">its own</text:span> client, <text:span text:style-name="T4">performing a share of the work that it divides among its connected client nodes</text:span>.</text:p>
      <text:p text:style-name="P2"/>
      <text:h text:style-name="Heading_20_2" text:outline-level="2">Similar Systems</text:h>
      <text:p text:style-name="P2"/>
      <text:p text:style-name="P11">Similar systems include <text:span text:style-name="T18">Apache Hadoop </text:span><text:a xlink:type="simple" xlink:href="https://en.wikipedia.org/wiki/Apache_Hadoop" text:style-name="Internet_20_link" text:visited-style-name="Visited_20_Internet_20_Link"><text:span text:style-name="T18">https://en.wikipedia.org/wiki/Apache_Hadoop</text:span></text:a><text:span text:style-name="T18">, HTCondor </text:span><text:a xlink:type="simple" xlink:href="https://en.wikipedia.org/wiki/HTCondor" text:style-name="Internet_20_link" text:visited-style-name="Visited_20_Internet_20_Link"><text:span text:style-name="T18">https://en.wikipedia.org/wiki/HTCondor</text:span></text:a><text:span text:style-name="T18">, </text:span>the Open Source Cluster Applications Resources <text:a xlink:type="simple" xlink:href="https://www.csm.ornl.gov/oscar/" text:style-name="Internet_20_link" text:visited-style-name="Visited_20_Internet_20_Link">https://www.csm.ornl.gov/oscar/</text:a> <text:span text:style-name="T19">and </text:span>Beowulf Clusters <text:a xlink:type="simple" xlink:href="https://en.wikipedia.org/wiki/Beowulf_cluster" text:style-name="Internet_20_link" text:visited-style-name="Visited_20_Internet_20_Link">https://en.wikipedia.org/wiki/Beowulf_cluster</text:a></text:p>
      <text:p text:style-name="P10"/>
      <text:h text:style-name="Heading_20_2" text:outline-level="2">Dependencies</text:h>
      <text:p text:style-name="P12"><text:line-break/>The module will <text:span text:style-name="T2">be written in C++14 to take advantage of its advanced multi-threading capabilities to gain the maximum performance from each client node. </text:span></text:p>
      <text:p text:style-name="P12"/>
      <text:p text:style-name="P12"><text:span text:style-name="T20">T</text:span>he networking component of SFML <text:a xlink:type="simple" xlink:href="https://www.sfml-dev.org/" text:style-name="Internet_20_link" text:visited-style-name="Visited_20_Internet_20_Link">https://www.sfml-dev.org/</text:a> <text:span text:style-name="T21">will provide a robust and well supported communications core.<text:line-break/><text:line-break/>Compression of data sent over the network will be provided by Zlib </text:span><text:a xlink:type="simple" xlink:href="https://zlib.net/" text:style-name="Internet_20_link" text:visited-style-name="Visited_20_Internet_20_Link"><text:span text:style-name="T21">https://zlib.net/</text:span></text:a></text:p>
      <text:p text:style-name="P9"/>
      <text:p text:style-name="P13"><text:span text:style-name="T23">The library will be for use with the Windows operating system and will rely on s</text:span>tandard libraries <text:span text:style-name="T25">included with</text:span> Visual Studio 2017.</text:p>
      <text:h text:style-name="Heading_20_2" text:outline-level="2"><text:soft-page-break/>Examples, Test and Benchmarking</text:h>
      <text:p text:style-name="P2"><text:line-break/><text:span text:style-name="T14">An automated test and benchmark suite will perform empirical testing of the module and a connected cluster using a standardised set of test data.</text:span></text:p>
      <text:p text:style-name="P2"/>
      <text:p text:style-name="P3">An example of practical use of the module will take the form of a Mandelbrot fractal calculator, able to visualise and zoom into fractals in real time. <text:span text:style-name="T22">The Mandelbrot set is mathematically intensive to compute and provides a large set of data for the cluster to work on, with the results visualised in an interesting and interactive w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5:21:00.324000000</meta:creation-date>
    <dc:date>2018-05-05T11:25:07.113000000</dc:date>
    <meta:editing-duration>PT1H53M31S</meta:editing-duration>
    <meta:editing-cycles>98</meta:editing-cycles>
    <meta:generator>LibreOffice/6.0.3.2$Windows_X86_64 LibreOffice_project/8f48d515416608e3a835360314dac7e47fd0b821</meta:generator>
    <meta:document-statistic meta:table-count="0" meta:image-count="0" meta:object-count="0" meta:page-count="2" meta:paragraph-count="18" meta:word-count="392" meta:character-count="2602" meta:non-whitespace-character-count="2216"/>
  </office:meta>
</office:document-meta>
</file>